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B0000000B70A9EE9903C9253B.gif" manifest:media-type="image/gif"/>
  <manifest:file-entry manifest:full-path="Pictures/100002010000044A000001C7A2D4EFD62FBF93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Standard">
      <style:text-properties officeooo:rsid="003b4748" officeooo:paragraph-rsid="003b4748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3fc18" officeooo:paragraph-rsid="0043fc18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6ea82" officeooo:paragraph-rsid="0046ea82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11" style:family="paragraph" style:parent-style-name="Table_20_Contents">
      <style:text-properties fo:font-weight="bold" officeooo:rsid="003ad93d" officeooo:paragraph-rsid="003ad93d" fo:background-color="#ffffff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rsid="003ad93d" officeooo:paragraph-rsid="003ad93d"/>
    </style:style>
    <style:style style:name="P15" style:family="paragraph" style:parent-style-name="Table_20_Contents">
      <style:text-properties officeooo:rsid="00484e8a" officeooo:paragraph-rsid="00484e8a"/>
    </style:style>
    <style:style style:name="P16" style:family="paragraph" style:parent-style-name="Table_20_Contents">
      <style:text-properties officeooo:rsid="004510ed" officeooo:paragraph-rsid="004510ed" fo:background-color="#ffffff"/>
    </style:style>
    <style:style style:name="P17" style:family="paragraph" style:parent-style-name="Table_20_Contents">
      <style:text-properties officeooo:rsid="004510ed" officeooo:paragraph-rsid="004510ed"/>
    </style:style>
    <style:style style:name="P18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9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20" style:family="paragraph" style:parent-style-name="Standard" style:list-style-name="L1">
      <style:text-properties officeooo:rsid="004510ed" officeooo:paragraph-rsid="004510ed"/>
    </style:style>
    <style:style style:name="P21" style:family="paragraph" style:parent-style-name="Standard" style:list-style-name="L1">
      <style:text-properties officeooo:rsid="0043fc18" officeooo:paragraph-rsid="0043fc18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cbf8a"/>
    </style:style>
    <style:style style:name="T13" style:family="text">
      <style:text-properties officeooo:rsid="0044fd96"/>
    </style:style>
    <style:style style:name="T14" style:family="text">
      <style:text-properties officeooo:rsid="0043fc18"/>
    </style:style>
    <style:style style:name="T15" style:family="text">
      <style:text-properties officeooo:rsid="004510ed"/>
    </style:style>
    <style:style style:name="T16" style:family="text">
      <style:text-properties officeooo:rsid="0047970a"/>
    </style:style>
    <style:style style:name="T17" style:family="text">
      <style:text-properties officeooo:rsid="0047a607"/>
    </style:style>
    <style:style style:name="T18" style:family="text">
      <style:text-properties officeooo:rsid="00495d0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. zn. <text:span text:style-name="T11">5722</text:span></text:p>
      <text:p text:style-name="P19">Dodatek č. <text:span text:style-name="T18">1</text:span></text:p>
      <text:p text:style-name="P5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13">Zadavatel</text:span><text:span text:style-name="T9">:</text:span></text:p>
          </table:table-cell>
          <table:table-cell table:style-name="Tabulka1.A1" office:value-type="string">
            <text:p text:style-name="P14"><text:span text:style-name="T8">Česká pirátská strana</text:span>, <text:span text:style-name="T15">KS Praha, předseda:</text:span></text:p>
            <text:p text:style-name="P15"><text:span text:style-name="T15">Ondřej Profant</text:span>, <text:span text:style-name="T15">ondrej.profant@pirati.cz</text:span></text:p>
          </table:table-cell>
        </table:table-row>
        <table:table-row table:style-name="Tabulka1.2">
          <table:table-cell table:style-name="Tabulka1.A1" office:value-type="string">
            <text:p text:style-name="P11"><text:span text:style-name="T13">Dodavatel</text:span><text:span text:style-name="T9">:</text:span></text:p>
          </table:table-cell>
          <table:table-cell table:style-name="Tabulka1.A1" office:value-type="string">
            <text:p text:style-name="P16">Michaela Krausová, nar. 8. 10. 1992, místo podnikání Praha-Radotín,</text:p>
            <text:p text:style-name="P16">IČ 04688490, michaela.krausova@pirati.cz</text:p>
          </table:table-cell>
        </table:table-row>
        <table:table-row table:style-name="Tabulka1.3">
          <table:table-cell table:style-name="Tabulka1.A1" office:value-type="string">
            <text:list xml:id="list2707700422" text:style-name="L1">
              <text:list-header>
                <text:p text:style-name="P23">Důvod dodatku:</text:p>
              </text:list-header>
            </text:list>
          </table:table-cell>
          <table:table-cell table:style-name="Tabulka1.B3" office:value-type="string">
            <text:list xml:id="list200058295614820" text:continue-numbering="true" text:style-name="L1">
              <text:list-item>
                <text:p text:style-name="P20">Úprava flexibility smlouvy</text:p>
              </text:list-item>
              <text:list-item>
                <text:p text:style-name="P21">Ukončení smluvního vztahu</text:p>
              </text:list-item>
            </text:list>
            <text:p text:style-name="P4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7">Praha</text:p>
          </table:table-cell>
        </table:table-row>
      </table:table>
      <text:p text:style-name="P8">Smluvní strany zjistili, že rozsah práce je dynamičtější než jsme původně očekávali, <text:span text:style-name="T17">zvláště pak v období před volbami.</text:span> Proto upravujeme způsob odměňování <text:span text:style-name="T16">a to tak, že se bude počítat 130 Kč / h práce, odhad je 70 h měsíčně. Celkový odhad tedy 9 100 Kč měsíčně. Počítá se s vyšším i nižším rozsahem práce dle rozsahu úkolů. Toto počítání započne od 1. srpna 2017.</text:span></text:p>
      <text:p text:style-name="P7">Smluvní strany souhlasí s tím, že smluvní vztah, který byl uzavřen <text:span text:style-name="T15">4</text:span>. <text:span text:style-name="T15">1</text:span>. 2016 mezi oběma subjekty se tímto ukončuje ke dni <text:span text:style-name="T15">1</text:span>. <text:span text:style-name="T15">11</text:span>. 2017.</text:p>
      <text:p text:style-name="P6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9">Potvrzení</text:p>
          </table:table-cell>
          <table:table-cell table:style-name="Tabulka2.A1" office:value-type="string">
            <text:p text:style-name="P9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3"/>
            <text:p text:style-name="P13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2">dodatku</text:span>:</text:p>
          </table:table-cell>
          <table:table-cell table:style-name="Tabulka2.A1" office:value-type="string">
            <text:p text:style-name="P12"><text:s/><text:span text:style-name="T16">28. 7.</text:span> 201<text:span text:style-name="T11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2D4EFD62FBF939D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8-01T20:00:56.263150634</dc:date>
    <meta:editing-cycles>129</meta:editing-cycles>
    <meta:editing-duration>P24DT16H6S</meta:editing-duration>
    <meta:generator>LibreOffice/5.3.4.2$Linux_X86_64 LibreOffice_project/30$Build-2</meta:generator>
    <meta:print-date>2017-03-18T14:09:29.745302000</meta:print-date>
    <dc:creator>Ondřej Profant</dc:creator>
    <meta:document-statistic meta:table-count="2" meta:image-count="1" meta:object-count="0" meta:page-count="1" meta:paragraph-count="29" meta:word-count="238" meta:character-count="1570" meta:non-whitespace-character-count="1360"/>
    <meta:user-defined meta:name="Informace 1"/>
    <meta:user-defined meta:name="Informace 2"/>
    <meta:user-defined meta:name="Informace 3"/>
    <meta:user-defined meta:name="Informace 4"/>
  </office:meta>
</office:document-meta>
</file>